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41" calcext:value-type="float">
            <text:p>98,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61" calcext:value-type="float">
            <text:p>98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56" calcext:value-type="float">
            <text:p>98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47" calcext:value-type="float">
            <text:p>99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41" calcext:value-type="float">
            <text:p>98,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59" calcext:value-type="float">
            <text:p>98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1" calcext:value-type="float">
            <text:p>98,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62" calcext:value-type="float">
            <text:p>98,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25" calcext:value-type="float">
            <text:p>98,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38" calcext:value-type="float">
            <text:p>98,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561" calcext:value-type="float">
            <text:p>98,561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46:40.960032894</meta:creation-date>
    <dc:date>2018-01-17T01:48:30.161241687</dc:date>
    <meta:editing-duration>PT1M52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